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2" style:family="paragraph" style:parent-style-name="Text_20_body">
      <style:text-properties officeooo:rsid="000470ac" officeooo:paragraph-rsid="000b30ac"/>
    </style:style>
    <style:style style:name="P3" style:family="paragraph" style:parent-style-name="Text_20_body">
      <style:text-properties officeooo:rsid="00054a68" officeooo:paragraph-rsid="000b30ac"/>
    </style:style>
    <style:style style:name="P4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5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6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8" style:family="paragraph" style:parent-style-name="Text_20_body">
      <style:text-properties officeooo:rsid="0007c244" officeooo:paragraph-rsid="0007c244"/>
    </style:style>
    <style:style style:name="P9" style:family="paragraph" style:parent-style-name="Text_20_body">
      <style:text-properties officeooo:rsid="0007c244" officeooo:paragraph-rsid="000b30ac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officeooo:rsid="0008e928" officeooo:paragraph-rsid="0008e928" style:font-name-asian="Geneva" style:font-size-asian="12pt" style:font-weight-asian="bold" style:font-name-complex="Geneva" style:font-size-complex="12pt" style:font-weight-complex="bold"/>
    </style:style>
    <style:style style:name="P11" style:family="paragraph" style:parent-style-name="Heading_20_1" style:list-style-name="L1">
      <style:text-properties officeooo:rsid="00054a68" officeooo:paragraph-rsid="00054a68"/>
    </style:style>
    <style:style style:name="P12" style:family="paragraph" style:parent-style-name="Heading_20_1" style:list-style-name="L1">
      <style:text-properties officeooo:rsid="0007c244" officeooo:paragraph-rsid="000470ac"/>
    </style:style>
    <style:style style:name="P13" style:family="paragraph" style:parent-style-name="Heading_20_1" style:list-style-name="L2">
      <style:text-properties officeooo:rsid="0005fb94" officeooo:paragraph-rsid="0005fb94"/>
    </style:style>
    <style:style style:name="P14" style:family="paragraph" style:parent-style-name="Heading_20_1" style:list-style-name="L1">
      <style:text-properties officeooo:rsid="000470ac" officeooo:paragraph-rsid="000b30ac"/>
    </style:style>
    <style:style style:name="P15" style:family="paragraph" style:parent-style-name="Heading_20_1" style:list-style-name="L2">
      <style:text-properties officeooo:rsid="000d1629" officeooo:paragraph-rsid="000d1629"/>
    </style:style>
    <style:style style:name="P16" style:family="paragraph" style:parent-style-name="Heading_20_3" style:list-style-name="L6"/>
    <style:style style:name="P17" style:family="paragraph" style:parent-style-name="Heading_20_3" style:list-style-name="L2">
      <style:text-properties officeooo:rsid="000d1629" officeooo:paragraph-rsid="000d1629"/>
    </style:style>
    <style:style style:name="P18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19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20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P21" style:family="paragraph" style:parent-style-name="Text_20_body">
      <style:text-properties fo:font-weight="normal" officeooo:rsid="0007c244" officeooo:paragraph-rsid="000b30ac" style:font-weight-asian="normal" style:font-weight-complex="normal"/>
    </style:style>
    <style:style style:name="P22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23" style:family="paragraph" style:parent-style-name="Text_20_body">
      <style:text-properties fo:color="#158466" loext:opacity="100%" fo:font-size="14pt" fo:font-weight="bold" officeooo:rsid="000c156d" officeooo:paragraph-rsid="000c156d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weight="bold" officeooo:rsid="000d9437" officeooo:paragraph-rsid="000d9437" style:font-weight-asian="bold" style:font-weight-complex="bold"/>
    </style:style>
    <style:style style:name="P25" style:family="paragraph" style:parent-style-name="Text_20_body" style:list-style-name="L6">
      <style:text-properties officeooo:rsid="000d9437" officeooo:paragraph-rsid="000d94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6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12290252" text:style-name="L1">
        <text:list-header>
          <text:h text:style-name="P11" text:outline-level="1"/>
          <text:h text:style-name="P12" text:outline-level="1"/>
        </text:list-header>
      </text:list>
      <text:p text:style-name="P8"/>
      <text:list xml:id="list4285834809" text:style-name="L2">
        <text:list-item>
          <text:h text:style-name="P15" text:outline-level="1">Sign with google account</text:h>
        </text:list-item>
        <text:list-item>
          <text:h text:style-name="P13" text:outline-level="1">Installation commands</text:h>
          <text:list>
            <text:list-item>
              <text:list>
                <text:list-item>
                  <text:h text:style-name="P17" text:outline-level="3">Bootstrap commands</text:h>
                </text:list-item>
              </text:list>
            </text:list-item>
          </text:list>
        </text:list-item>
      </text:list>
      <text:p text:style-name="P6">dotnet run</text:p>
      <text:p text:style-name="P6">npm run dev</text:p>
      <text:p text:style-name="P23">npm run build</text:p>
      <text:list xml:id="list3445295060" text:style-name="L3">
        <text:list-item>
          <text:p text:style-name="P18">Ukazi za kreiranje (react)</text:p>
        </text:list-item>
      </text:list>
      <text:p text:style-name="P1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10"/>
      <text:p text:style-name="P7"/>
      <text:list xml:id="list1747979365" text:style-name="L4">
        <text:list-item>
          <text:p text:style-name="P19">Po kreiranju projekta nainštaliraj vse potrebno</text:p>
        </text:list-item>
      </text:list>
      <text:p text:style-name="P4">npm install</text:p>
      <text:list xml:id="list3336756725" text:style-name="L5">
        <text:list-item>
          <text:p text:style-name="P20">Install bootstrap</text:p>
        </text:list-item>
      </text:list>
      <text:p text:style-name="P5">npm install <text:a xlink:type="simple" xlink:href="mailto:bootstrap@5" text:style-name="Internet_20_link" text:visited-style-name="Visited_20_Internet_20_Link">bootstrap@5</text:a></text:p>
      <text:list xml:id="list504982564" text:style-name="L6">
        <text:list-item>
          <text:list>
            <text:list-item>
              <text:list>
                <text:list-item>
                  <text:h text:style-name="P16" text:outline-level="3">.<text:span text:style-name="T2">Net commands</text:span></text:h>
                </text:list-item>
              </text:list>
            </text:list-item>
          </text:list>
        </text:list-item>
        <text:list-item>
          <text:p text:style-name="P25">Kreiraj .net projekt</text:p>
        </text:list-item>
      </text:list>
      <text:p text:style-name="P24">dotnet webapi -minimal</text:p>
      <text:p text:style-name="P5"/>
      <text:p text:style-name="P5"/>
      <text:p text:style-name="P5"/>
      <text:list xml:id="list95226211271594" text:continue-list="list2312290252" text:style-name="L1">
        <text:list-item>
          <text:h text:style-name="P14" text:outline-level="1">Links</text:h>
        </text:list-item>
      </text:list>
      <text:p text:style-name="P2">Home:</text:p>
      <text:p text:style-name="P2"><text:a xlink:type="simple" xlink:href="https://app.pluralsight.com/library/" text:style-name="Internet_20_link" text:visited-style-name="Visited_20_Internet_20_Link">https://app.pluralsight.com/library/</text:a></text:p>
      <text:p text:style-name="P2"/>
      <text:p text:style-name="P3"><text:soft-page-break/>git clone:</text:p>
      <text:p text:style-name="P3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3"/>
      <text:p text:style-name="P9">current:</text:p>
      <text:p text:style-name="P9"><text:a xlink:type="simple" xlink:href="https://app.pluralsight.com/ilx/video-courses/fbbac3b2-0e56-464b-92f2-0b877f92f12c/7c99c5ed-967e-43f7-aa55-7cbca139b289/9f92a0f1-17b4-469f-95d8-624f5adb9542" text:style-name="Internet_20_link" text:visited-style-name="Visited_20_Internet_20_Link">https://app.pluralsight.com/ilx/video-courses/fbbac3b2-0e56-464b-92f2-0b877f92f12c/7c99c5ed-967e-43f7-aa55-7cbca139b289/9f92a0f1-17b4-469f-95d8-624f5adb9542</text:a></text:p>
      <text:p text:style-name="P21">https://app.pluralsight.com/ilx/video-courses/fbbac3b2-0e56-464b-92f2-0b877f92f12c/7c99c5ed-967e-43f7-aa55-7cbca139b289/f9528f23-035f-4d5e-96c2-ccf6b66e3fc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800080" loext:opacity="100%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3-28T09:52:24.340000000</dc:date>
    <meta:editing-duration>PT1H44M18S</meta:editing-duration>
    <meta:editing-cycles>11</meta:editing-cycles>
    <meta:document-statistic meta:table-count="0" meta:image-count="0" meta:object-count="0" meta:page-count="2" meta:paragraph-count="25" meta:word-count="64" meta:character-count="743" meta:non-whitespace-character-count="713"/>
  </office:meta>
</office:document-meta>
</file>